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imes New Roman" svg:font-family="Times New Roman"/>
  </office:font-face-decls>
  <office:automatic-styles>
    <style:style style:family="text" style:name="T15" style:display-name="T15">
      <style:text-properties fo:color="#000000" fo:language="ru" fo:country="RU" fo:font-weight="bold"/>
    </style:style>
    <style:style style:family="text" style:name="T20" style:display-name="T20">
      <style:text-properties style:font-name="Arial" fo:font-weight="bold"/>
    </style:style>
    <style:style style:family="text" style:name="T3" style:display-name="T3">
      <style:text-properties style:font-name="Arial" fo:font-size="12pt" fo:language="ru" fo:country="RU" fo:font-weight="normal"/>
    </style:style>
    <style:style style:family="text" style:name="T4" style:display-name="T4">
      <style:text-properties fo:color="#000000" style:font-name="Arial" fo:font-size="12pt" fo:language="ru" fo:country="RU" fo:font-weight="normal"/>
    </style:style>
    <style:style style:family="text" style:name="T5" style:display-name="T5">
      <style:text-properties fo:font-size="12pt"/>
    </style:style>
    <style:style style:family="text" style:name="T6" style:display-name="T6">
      <style:text-properties fo:font-weight="bold"/>
    </style:style>
    <style:style style:family="text" style:name="T16" style:display-name="T16">
      <style:text-properties fo:color="#000000" style:font-name="Arial" fo:font-size="12pt" fo:language="ru" fo:country="RU" fo:font-weight="bold"/>
    </style:style>
    <style:style style:family="text" style:name="T7" style:display-name="T7">
      <style:text-properties fo:color="#000000" style:font-name="Times New Roman" fo:font-size="12pt" fo:language="ru" fo:country="RU" fo:font-weight="normal"/>
    </style:style>
    <style:style style:family="text" style:name="T1" style:display-name="T1">
      <style:text-properties style:font-name="Arial"/>
    </style:style>
    <style:style style:family="text" style:name="T2" style:display-name="T2">
      <style:text-properties style:font-name="Arial" fo:font-size="12pt" fo:font-weight="normal"/>
    </style:style>
    <style:style style:family="text" style:name="T10" style:display-name="T10">
      <style:text-properties fo:font-size="12pt" fo:font-style="italic"/>
    </style:style>
    <style:style style:family="text" style:name="T11" style:display-name="T11">
      <style:text-properties fo:color="#000000" style:font-name="Times New Roman" fo:font-size="12pt" fo:language="ru" fo:country="RU" fo:font-style="italic" fo:font-weight="normal"/>
    </style:style>
    <style:style style:family="text" style:name="T12" style:display-name="T12">
      <style:text-properties style:font-name="Times New Roman" fo:font-size="12pt" fo:language="ru" fo:country="RU" fo:font-style="italic" fo:font-weight="normal"/>
    </style:style>
    <style:style style:family="text" style:name="T13" style:display-name="T13">
      <style:text-properties style:font-name="Times New Roman" fo:font-size="12pt" fo:language="ru" fo:country="RU" fo:font-weight="normal"/>
    </style:style>
    <style:style style:family="text" style:name="T14" style:display-name="T14">
      <style:text-properties fo:color="#000000" fo:language="ru" fo:country="RU"/>
    </style:style>
    <style:style style:family="text" style:name="T8" style:display-name="T8">
      <style:text-properties fo:color="#000000" fo:font-size="12pt" fo:language="ru" fo:country="RU" fo:font-weight="normal"/>
    </style:style>
    <style:style style:family="text" style:name="T9" style:display-name="T9">
      <style:text-properties fo:font-size="12pt" fo:font-style="italic" fo:font-weight="bold"/>
    </style:style>
    <style:style style:family="text" style:name="T17" style:display-name="T17">
      <style:text-properties style:font-name="Arial" fo:font-size="12pt" fo:language="ru" fo:country="RU" fo:font-weight="bold"/>
    </style:style>
    <style:style style:family="text" style:name="T18" style:display-name="T18">
      <style:text-properties fo:color="#c0c0c0" style:font-name="Arial" fo:font-size="12pt" fo:language="ru" fo:country="RU" fo:font-weight="normal"/>
    </style:style>
    <style:style style:family="text" style:name="T19" style:display-name="T19">
      <style:text-properties fo:color="#000000"/>
    </style:style>
    <style:style style:family="paragraph" style:name="P9" style:display-name="P9" style:parent-style-name="Normal">
      <style:paragraph-properties fo:margin-bottom="0cm"/>
    </style:style>
    <style:style style:family="paragraph" style:name="P20" style:display-name="P20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10" style:display-name="P10" style:parent-style-name="Normal">
      <style:text-properties fo:color="#000000" style:font-name="Times New Roman" fo:font-size="12pt" fo:font-weight="normal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style="italic" fo:font-weight="normal"/>
    </style:style>
    <style:style style:family="paragraph" style:name="P12" style:display-name="P12" style:parent-style-name="Normal">
      <style:paragraph-properties fo:text-align="left"/>
    </style:style>
    <style:style style:family="paragraph" style:name="P13" style:display-name="P13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parent-style-name="Normal">
      <style:paragraph-properties fo:text-align="left"/>
      <style:text-properties fo:color="#000000" style:font-name="Times New Roman" fo:font-size="12pt" fo:language="ru" fo:country="RU" fo:font-weight="normal"/>
    </style:style>
    <style:style style:family="paragraph" style:name="P15" style:display-name="P15" style:parent-style-name="Heading-3">
      <style:paragraph-properties fo:text-align="left"/>
      <style:text-properties fo:color="#000000" fo:language="ru" fo:country="RU"/>
    </style:style>
    <style:style style:family="paragraph" style:name="P16" style:display-name="P16" style:parent-style-name="Heading-3">
      <style:paragraph-properties fo:text-align="center" style:writing-mode="lr"/>
      <style:text-properties fo:color="#000000" style:font-name="Arial" fo:font-size="12pt" fo:font-weight="normal"/>
    </style:style>
    <style:style style:family="paragraph" style:name="P17" style:display-name="P17" style:parent-style-name="Normal">
      <style:paragraph-properties fo:text-align="left" fo:text-indent="0.0000in" fo:line-height="100%" fo:background-color="#ffffff" fo:margin-left="0.0000in" fo:margin-right="0.0000in" fo:margin-top="0.0000in" fo:margin-bottom="0.0000in" style:writing-mode="lr"/>
    </style:style>
    <style:style style:family="paragraph" style:name="P18" style:display-name="P18" style:parent-style-name="Normal">
      <style:paragraph-properties fo:background-color="transparent" fo:widows="2" fo:orphans="2" style:writing-mode="lr" fo:padding-left="0.02in" fo:padding-right="0.02in" fo:padding-top="0.02in"/>
    </style:style>
    <style:style style:family="paragraph" style:name="P19" style:display-name="P19" style:parent-style-name="Heading-3">
      <style:paragraph-properties fo:text-align="left" style:writing-mode="lr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Normal">
      <style:paragraph-properties fo:text-align="center"/>
    </style:style>
    <style:style style:family="paragraph" style:name="P4" style:display-name="P4" style:parent-style-name="Heading-3">
      <style:paragraph-properties fo:text-align="center"/>
    </style:style>
    <style:style style:family="paragraph" style:name="P5" style:display-name="P5" style:parent-style-name="Normal">
      <style:text-properties style:font-name="Arial" fo:font-size="12pt" fo:language="ru" fo:country="RU" fo:font-weight="bold"/>
    </style:style>
    <style:style style:family="paragraph" style:name="P6" style:display-name="P6" style:parent-style-name="Normal">
      <style:paragraph-properties fo:text-align="left" style:writing-mode="lr"/>
    </style:style>
    <style:style style:family="paragraph" style:name="P7" style:display-name="P7">
      <style:paragraph-properties fo:text-align="left"/>
    </style:style>
    <style:style style:family="paragraph" style:name="P8" style:display-name="P8" style:parent-style-name="Heading-3">
      <style:paragraph-properties fo:text-align="left"/>
    </style:style>
    <style:style style:family="section" style:name="Sect1" style:display-name="Sect1"/>
    <style:style style:family="table" style:name="Table4" style:display-name="Table4">
      <style:table-properties style:width="29.100000cm" table:align="left"/>
    </style:style>
    <style:style style:family="table" style:name="Table5" style:display-name="Table5">
      <style:table-properties style:width="28.980000cm" table:align="left"/>
    </style:style>
    <style:style style:family="table" style:name="Table1" style:display-name="Table1">
      <style:table-properties table:align="left"/>
    </style:style>
    <style:style style:family="table-column" style:name="Table4-col1" style:display-name="Table4.col1">
      <style:table-column-properties style:column-width="14.61cm"/>
    </style:style>
    <style:style style:family="table-column" style:name="Table4-col2" style:display-name="Table4.col2">
      <style:table-column-properties style:column-width="14.49cm"/>
    </style:style>
    <style:style style:family="table-column" style:name="Table5-col1" style:display-name="Table5.col1">
      <style:table-column-properties style:column-width="14.49cm"/>
    </style:style>
    <style:style style:family="table-column" style:name="Table5-col2" style:display-name="Table5.col2">
      <style:table-column-properties style:column-width="14.49cm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2" style:display-name="Table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2" style:display-name="Table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2" style:display-name="Table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3" style:display-name="Table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4" style:display-name="Table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3" style:display-name="Table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4" style:display-name="Table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2" style:display-name="Table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8" style:display-name="Table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9" style:display-name="Table2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6" style:display-name="Table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7" style:display-name="Table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6" style:display-name="Table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7" style:display-name="Table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8" style:display-name="Table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9" style:display-name="Table2_col1_row9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/>
        <text:p text:style-name="P4">Блок 1. Общая информация</text:p>
        <table:table table:name="Table1" table:style-name="Table1">
          <table:table-column/>
          <table:table-column/>
          <table:table-row>
            <table:table-cell table:style-name="Table1_col1_row1">
              <text:p text:style-name="Normal">1. Наименование муниципального образования</text:p>
            </table:table-cell>
            <table:table-cell table:style-name="Table1_col2_row1">
              <text:p text:style-name="P5"><text:span text:style-name="T3">{{ data|dict_val:"mo" }}</text:span></text:p>
            </table:table-cell>
          </table:table-row>
          <table:table-row>
            <table:table-cell table:style-name="Table1_col1_row2">
              <text:p text:style-name="P6">2. Кто исполнитель работ по мониторингу от муниципального образования</text:p>
            </table:table-cell>
            <table:table-cell table:style-name="Table1_col2_row2">
              <text:p text:style-name="P6"><text:span text:style-name="T4">{{ data|dict_val:"responsible_person" }}</text:span></text:p>
            </table:table-cell>
          </table:table-row>
          <table:table-row>
            <table:table-cell table:style-name="Table1_col1_row3">
              <text:p text:style-name="Normal"><text:span text:style-name="T5">3. Список присутствующих при проверке</text:span></text:p>
              <text:p text:style-name="Normal"/>
              <text:p text:style-name="Normal"/>
            </table:table-cell>
            <table:table-cell table:style-name="Table1_col2_row3">
              <text:p text:style-name="P7"><text:span text:style-name="T4">{% for i in data|dict_val:"persons_list" %}<text:line-break/>ФИО {{ i.name }}, телефон {{i.contact_phone}}, должность {{i.position}}, email {{i.email }}<text:line-break/>{% endfor %}</text:span></text:p>
            </table:table-cell>
          </table:table-row>
        </table:table>
        <text:p text:style-name="P8"><text:span text:style-name="T6">Блок 2. Информация по проведению торгов </text:span><text:span text:style-name="T7"> {% if auction.open_date %}</text:span></text:p>
        <table:table table:name="Table2">
          <table:table-column/>
          <table:table-column/>
          <table:table-row>
            <table:table-cell table:style-name="Table2_col1_row1">
              <text:p text:style-name="Normal"><text:span text:style-name="T7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2_col2_row1">
              <text:p text:style-name="Normal"><text:span text:style-name="T7">Да. Дата: {{ auction.open_date }}</text:span></text:p>
            </table:table-cell>
          </table:table-row>
          <table:table-row>
            <table:table-cell table:style-name="Table2_col1_row2">
              <text:p text:style-name="P6">2 На каком этапе размещение заказа</text:p>
            </table:table-cell>
            <table:table-cell table:style-name="Table2_col2_row2">
              <text:p text:style-name="P6"><text:span text:style-name="T8">{{ auction_form|get_choice_or_value:auction_form.stage.name|default_if_none:"" }} </text:span></text:p>
            </table:table-cell>
          </table:table-row>
          <table:table-row>
            <table:table-cell table:style-name="Table2_col1_row3">
              <text:p text:style-name="P6">3 подача заявок. <text:s/></text:p>
              <text:p text:style-name="P6">До какого числа подача заявок?</text:p>
              <text:p text:style-name="P6">Когда планируется подведение итогов торгов? </text:p>
            </table:table-cell>
            <table:table-cell table:style-name="Table2_col2_row3">
              <text:p text:style-name="Normal"/>
            </table:table-cell>
          </table:table-row>
          <table:table-row>
            <table:table-cell table:style-name="Table2_col1_row4">
              <text:p text:style-name="Normal"><text:span text:style-name="T5">4 работа комиссии</text:span><text:span text:style-name="T9"> </text:span></text:p>
              <text:p text:style-name="P9"><text:span text:style-name="T10">Когда планируется подведение итогов торгов?</text:span></text:p>
              <text:p text:style-name="P9"/>
              <text:p text:style-name="P9"/>
            </table:table-cell>
            <table:table-cell table:style-name="Table2_col2_row4">
              <text:p text:style-name="Normal"/>
            </table:table-cell>
          </table:table-row>
          <table:table-row>
            <table:table-cell table:style-name="Table2_col1_row5">
              <text:p text:style-name="Normal"><text:span text:style-name="T5">5 аукцион не состоялся по причине отсутствия заявок </text:span></text:p>
              <text:p text:style-name="P9"><text:span text:style-name="T10">Когда планируется повторное размещение аказа?</text:span></text:p>
              <text:p text:style-name="P9"/>
            </table:table-cell>
            <table:table-cell table:style-name="Table2_col2_row5">
              <text:p text:style-name="Normal"/>
            </table:table-cell>
          </table:table-row>
          <table:table-row>
            <table:table-cell table:style-name="Table2_col1_row6">
              <text:p text:style-name="Normal"><text:span text:style-name="T5">6 аукцион не состоялся по причине недопущения ни одной заявки </text:span><text:span text:style-name="T10">Когда планируется повторное размещение заказа?</text:span></text:p>
            </table:table-cell>
            <table:table-cell table:style-name="Table2_col2_row6">
              <text:p text:style-name="Normal"/>
            </table:table-cell>
          </table:table-row>
          <table:table-row>
            <table:table-cell table:style-name="Table2_col1_row7">
              <text:p text:style-name="Normal"><text:span text:style-name="T5">7 аукцион не состоялся, подана одна заявка </text:span><text:span text:style-name="T10">(указать наименование и контактные данные поставщика)Планируется ли заключение контракта?В какие сроки?</text:span></text:p>
            </table:table-cell>
            <table:table-cell table:style-name="Table2_col2_row7">
              <text:p text:style-name="Normal"/>
            </table:table-cell>
          </table:table-row>
          <table:table-row>
            <table:table-cell table:style-name="Table2_col1_row8">
              <text:p text:style-name="P10"><text:span text:style-name="T7">8 размещение завершено, определен победитель </text:span><text:span text:style-name="T11">(указать наименование и контактные данные поставщика)</text:span></text:p>
              <text:p text:style-name="P11"><text:span text:style-name="T12">Когда планируется заключение контракта?</text:span></text:p>
            </table:table-cell>
            <table:table-cell table:style-name="Table2_col2_row8">
              <text:p text:style-name="Normal"/>
            </table:table-cell>
          </table:table-row>
          <table:table-row>
            <table:table-cell table:style-name="Table2_col1_row9">
              <text:p text:style-name="Normal"><text:span text:style-name="T5">9 размещение завершено, заключен контракт </text:span><text:span text:style-name="T10">(указать наименование и контактные данные поставщика)</text:span></text:p>
              <text:p text:style-name="Normal"/>
            </table:table-cell>
            <table:table-cell table:style-name="Table2_col2_row9">
              <text:p text:style-name="P6">{% if auction.contract %} Контракт заключен с {{ auction.contract.developer.name }}, телефон <text:s/><text:span text:style-name="T7">{{ auction.contract.developer.phone }}</text:span> {% endif %}</text:p>
            </table:table-cell>
          </table:table-row>
        </table:table>
        <text:p text:style-name="P8"><text:span text:style-name="T7">{% else %} </text:span></text:p>
        <text:p text:style-name="P12"/>
        <table:table table:name="Table3">
          <table:table-column/>
          <table:table-column/>
          <table:table-row>
            <table:table-cell table:style-name="Table3_col1_row1">
              <text:p text:style-name="Normal"><text:span text:style-name="T7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3_col2_row1">
              <text:p text:style-name="P13"><text:span text:style-name="T13">. Нет</text:span></text:p>
            </table:table-cell>
          </table:table-row>
          <table:table-row>
            <table:table-cell table:style-name="Table3_col1_row2">
              <text:p text:style-name="Normal"><text:span text:style-name="T5">2 </text:span><text:span text:style-name="T7">На какой стадии подготовка аукционной документации?</text:span></text:p>
            </table:table-cell>
            <table:table-cell table:style-name="Table3_col2_row2">
              <text:p text:style-name="P13"/>
            </table:table-cell>
          </table:table-row>
          <table:table-row>
            <table:table-cell table:style-name="Table3_col1_row3">
              <text:p text:style-name="Normal"><text:span text:style-name="T7">3 Когда планируется размещение заказа</text:span></text:p>
            </table:table-cell>
            <table:table-cell table:style-name="Table3_col2_row3">
              <text:p text:style-name="Normal"/>
            </table:table-cell>
          </table:table-row>
          <table:table-row>
            <table:table-cell table:style-name="Table3_col1_row4">
              <text:p text:style-name="Normal"><text:span text:style-name="T5">4 Провести информационно-разъяснительную работу на предмет своевременного размещения торгов. </text:span></text:p>
            </table:table-cell>
            <table:table-cell table:style-name="Table3_col2_row4">
              <text:p text:style-name="Normal"/>
            </table:table-cell>
          </table:table-row>
        </table:table>
        <text:p text:style-name="Normal"/>
        <text:p text:style-name="P14"><text:span text:style-name="T7">{% endif %} {% if auction.contract %}</text:span></text:p>
        <text:p text:style-name="P15"><text:span text:style-name="T14">Блок 3. Информация по заключенным контрактам</text:span></text:p>
        <text:p text:style-name="P14"/>
        <table:table table:name="Table4" table:style-name="Table4">
          <table:table-column table:style-name="Table4.col1"/>
          <table:table-column table:style-name="Table4.col2"/>
          <table:table-row>
            <table:table-cell table:style-name="Table4_col1_row1">
              <text:p text:style-name="Normal"><text:span text:style-name="T5">1 Предоставьте заверенные копии контрактов со всеми приложениями, а также копии актов приема-передачи. </text:span><text:span text:style-name="T10">Указать, предоставлены ли были документы или нет.</text:span></text:p>
              <text:p text:style-name="Normal"/>
              <text:p text:style-name="Normal"/>
            </table:table-cell>
            <table:table-cell table:style-name="Table4_col2_row1">
              <text:p text:style-name="Normal"/>
            </table:table-cell>
          </table:table-row>
          <table:table-row>
            <table:table-cell table:style-name="Table4_col1_row2">
              <text:p/>
              <text:p text:style-name="Normal"><text:span text:style-name="T4">{% xmlfor field in contract_form %} {{ forloop.counter|add:"1" }} {{ field.label }}</text:span></text:p>
              <text:p text:style-name="Normal"/>
            </table:table-cell>
            <table:table-cell table:style-name="Table4_col2_row2">
              <text:p><text:span text:style-name="T4">{{ contract_form|get_choice_or_value:field.name|yes_no_rus|default_if_none:""}} {% endxmlfor%}</text:span></text:p>
            </table:table-cell>
          </table:table-row>
        </table:table>
        <text:p text:style-name="P14"/>
        <text:p text:style-name="P14"/>
        <text:p text:style-name="P14"><text:span text:style-name="T7">{% endif %}</text:span></text:p>
        <text:p text:style-name="P14"/>
        <text:p text:style-name="P8"/>
        <text:p text:style-name="P8"><text:span text:style-name="T6">{% for k, v in data.items %} {% if k == "building" %} </text:span><text:span text:style-name="T15">Объект по адресу: {{ v.address }} </text:span><text:span text:style-name="T6">{% endif %}{% endfor %} <text:s/></text:span><text:span text:style-name="T14">{% for k, v in data.items %} {% if k == "contract" %} Контракт №: {{ v.num }} {% endif %}{% endfor %}</text:span></text:p>
        <text:p text:style-name="P16"><text:span text:style-name="T16">Информация о выезде</text:span></text:p>
        <table:table table:name="Table5" table:style-name="Table5">
          <table:table-column table:style-name="Table5.col1"/>
          <table:table-column table:style-name="Table5.col2"/>
          <table:table-row>
            <table:table-cell table:style-name="Table5_col1_row1">
              <text:p text:style-name="P13"><text:span text:style-name="T17">Название</text:span></text:p>
            </table:table-cell>
            <table:table-cell table:style-name="Table5_col2_row1">
              <text:p text:style-name="P13"><text:span text:style-name="T17">Значение</text:span></text:p>
            </table:table-cell>
          </table:table-row>
          <table:table-row>
            <table:table-cell table:style-name="Table5_col1_row2">
              <text:p text:style-name="P13"><text:span text:style-name="T4">{% xmlfor field in form %} {{ field.label }}</text:span></text:p>
            </table:table-cell>
            <table:table-cell table:style-name="Table5_col2_row2">
              <text:p text:style-name="P17"><text:span text:style-name="T18">{{ form|get_choice_or_value:field.name|default_if_none:""}} {% endxmlfor%}</text:span></text:p>
            </table:table-cell>
          </table:table-row>
        </table:table>
        <text:p text:style-name="Normal"/>
        <text:p text:style-name="P4"><text:span text:style-name="T19">Общая информация</text:span></text:p>
        <table:table table:name="Table6">
          <table:table-column/>
          <table:table-column/>
          <table:table-row>
            <table:table-cell table:style-name="Table6_col1_row1">
              <text:p text:style-name="Normal"><text:span text:style-name="T20">Название</text:span></text:p>
            </table:table-cell>
            <table:table-cell table:style-name="Table6_col2_row1">
              <text:p text:style-name="Normal"><text:span text:style-name="T20">Значение</text:span></text:p>
            </table:table-cell>
          </table:table-row>
          <table:table-row>
            <table:table-cell table:style-name="Table6_col1_row2">
              <text:p text:style-name="P10"><text:span text:style-name="T4">{% xmlfor field in cmp_form %}</text:span><text:span text:style-name="T3"> {{ field.label }}</text:span></text:p>
            </table:table-cell>
            <table:table-cell table:style-name="Table6_col2_row2">
              <text:p text:style-name="P18"><text:span text:style-name="T18">{{ cmp_form|get_choice_or_value:field.name|default_if_none:"" }} {% endxmlfor%}</text:span></text:p>
            </table:table-cell>
          </table:table-row>
        </table:table>
        <text:p text:style-name="P6"><text:span text:style-name="T1">{% for form in formsets %}</text:span></text:p>
        <text:p text:style-name="P19"><text:span text:style-name="T1">{% cycle titles.0 titles.1 titles.2 titles.3 %}</text:span></text:p>
        <table:table table:name="Table7">
          <table:table-column/>
          <table:table-column/>
          <table:table-row>
            <table:table-cell table:style-name="Table7_col1_row1">
              <text:p text:style-name="P13"><text:span text:style-name="T17">Название</text:span></text:p>
            </table:table-cell>
            <table:table-cell table:style-name="Table7_col2_row1">
              <text:p text:style-name="P13"><text:span text:style-name="T17">Значение</text:span></text:p>
            </table:table-cell>
          </table:table-row>
          <table:table-row>
            <table:table-cell table:style-name="Table7_col1_row2">
              <text:p text:style-name="P13"><text:span text:style-name="T4">{% xmlfor field in form %} </text:span><text:span text:style-name="T3">{{ field.label }}</text:span></text:p>
            </table:table-cell>
            <table:table-cell table:style-name="Table7_col2_row2">
              <text:p text:style-name="P17"><text:span text:style-name="T18">{{ form|get_choice_or_value:field.name|yes_no_rus|default_if_none:"" }} {% endxmlfor%}</text:span></text:p>
            </table:table-cell>
          </table:table-row>
        </table:table>
        <text:p text:style-name="Normal"/>
        <text:p text:style-name="P20"><text:span text:style-name="T1">{% endfor %}<text:line-break/>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Heading-3" style:display-name="Heading 3" style:parent-style-name="Normal" style:next-style-name="Normal">
      <style:paragraph-properties fo:margin-top="22pt" fo:margin-bottom="3pt"/>
      <style:text-properties style:font-name="Arial" fo:font-size="12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parent-style-name="Normal" style:next-style-name="Normal">
      <style:paragraph-properties fo:margin-top="22pt" fo:margin-bottom="3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